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indent="0in" style:auto-text-inden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Friends of Hart Park Gift Store and Book Store continue to be open on Saturdays from 10am to 2pm. We have missed a few weekends recently due to rain conditions, but hope for sunny skies from now on. Both stores are preparing for the upcoming Cowboy Festival in mid-April, and shoppers will find an excellent selection of Western items in the Gift Store, including original copies of Hart novels, a wide variety of local and Western history books, in addition to a recent large donation of Western movie, TV, and music books which we received from a longtime supporter of FOHP. Visitors will also be impressed with the art and jewelry, including Southwestern Native American items, which will be available for purchase.</text:p>
      <text:p text:style-name="P1"/>
      <text:p text:style-name="P1">The Book Store continues to operate with continuous donations of books from many sources, and here shoppers will find current and classic novels, U.S. history, art, cooking, entertainment, travel, Louis L'Amour western novels, and the always popular large collection of children and youth books. Outside display tables will promote some of the very best recently donated books at bargain price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7T13:51:06.239368068</meta:creation-date>
    <dc:date>2024-04-07T13:52:11.688551768</dc:date>
    <meta:editing-duration>PT1M5S</meta:editing-duration>
    <meta:editing-cycles>1</meta:editing-cycles>
    <meta:document-statistic meta:table-count="0" meta:image-count="0" meta:object-count="0" meta:page-count="1" meta:paragraph-count="2" meta:word-count="183" meta:character-count="1117" meta:non-whitespace-character-count="936"/>
    <meta:generator>LibreOffice/7.6.3.2$MacOSX_X86_64 LibreOffice_project/29d686fea9f6705b262d369fede658f824154cc0</meta:generator>
  </office:meta>
</office:document-meta>
</file>